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it" style:country-asian="IT"/>
    </style:style>
    <style:style style:name="P2" style:parent-style-name="Normale" style:family="paragraph">
      <style:paragraph-properties fo:margin-top="0.0694in" fo:margin-bottom="0.0694in" fo:line-height="100%"/>
    </style:style>
    <style:style style:name="T3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4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5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6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7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8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9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0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11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12" style:parent-style-name="Normale" style:family="paragraph">
      <style:paragraph-properties fo:margin-top="0.0694in" fo:margin-bottom="0.0694in" fo:line-height="100%"/>
    </style:style>
    <style:style style:name="T13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P14" style:parent-style-name="Normale" style:list-style-name="LFO1" style:family="paragraph">
      <style:paragraph-properties fo:margin-top="0.0694in" fo:margin-bottom="0.0694in" fo:line-height="100%"/>
    </style:style>
    <style:style style:name="T15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16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7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18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9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20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21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22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23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24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25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26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27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28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29" style:parent-style-name="Normale" style:list-style-name="LFO1" style:family="paragraph">
      <style:paragraph-properties fo:margin-top="0.0694in" fo:margin-bottom="0.0694in" fo:line-height="100%"/>
    </style:style>
    <style:style style:name="T30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31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32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33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34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35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36" style:parent-style-name="Normale" style:family="paragraph">
      <style:paragraph-properties fo:margin-top="0.0694in" fo:margin-bottom="0.0694in" fo:line-height="100%"/>
    </style:style>
    <style:style style:name="T37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P38" style:parent-style-name="Normale" style:list-style-name="LFO2" style:family="paragraph">
      <style:paragraph-properties fo:margin-top="0.0694in" fo:margin-bottom="0.0694in" fo:line-height="100%"/>
    </style:style>
    <style:style style:name="T39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40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41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42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43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44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45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46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47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48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49" style:parent-style-name="Normale" style:list-style-name="LFO2" style:family="paragraph">
      <style:paragraph-properties fo:margin-top="0.0694in" fo:margin-bottom="0.0694in" fo:line-height="100%"/>
    </style:style>
    <style:style style:name="T50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51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52" style:parent-style-name="Normale" style:list-style-name="LFO2" style:family="paragraph">
      <style:paragraph-properties fo:margin-top="0.0694in" fo:margin-bottom="0.0694in" fo:line-height="100%"/>
    </style:style>
    <style:style style:name="T53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54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55" style:parent-style-name="Normale" style:family="paragraph">
      <style:paragraph-properties fo:margin-top="0.0694in" fo:margin-bottom="0.0694in" fo:line-height="100%"/>
    </style:style>
    <style:style style:name="T56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P57" style:parent-style-name="Normale" style:list-style-name="LFO3" style:family="paragraph">
      <style:paragraph-properties fo:margin-top="0.0694in" fo:margin-bottom="0.0694in" fo:line-height="100%"/>
    </style:style>
    <style:style style:name="T58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59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60" style:parent-style-name="Normale" style:list-style-name="LFO3" style:family="paragraph">
      <style:paragraph-properties fo:margin-top="0.0694in" fo:margin-bottom="0.0694in" fo:line-height="100%"/>
    </style:style>
    <style:style style:name="T61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62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63" style:parent-style-name="Normale" style:family="paragraph">
      <style:paragraph-properties fo:margin-top="0.0694in" fo:margin-bottom="0.0694in" fo:line-height="100%"/>
    </style:style>
    <style:style style:name="T64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P65" style:parent-style-name="Normale" style:list-style-name="LFO4" style:family="paragraph">
      <style:paragraph-properties fo:margin-top="0.0694in" fo:margin-bottom="0.0694in" fo:line-height="100%"/>
    </style:style>
    <style:style style:name="T66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67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68" style:parent-style-name="Normale" style:list-style-name="LFO4" style:family="paragraph">
      <style:paragraph-properties fo:margin-top="0.0694in" fo:margin-bottom="0.0694in" fo:line-height="100%"/>
    </style:style>
    <style:style style:name="T69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70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71" style:parent-style-name="Normale" style:list-style-name="LFO4" style:family="paragraph">
      <style:paragraph-properties fo:margin-top="0.0694in" fo:margin-bottom="0.0694in" fo:line-height="100%"/>
    </style:style>
    <style:style style:name="T72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73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74" style:parent-style-name="Normale" style:list-style-name="LFO4" style:family="paragraph">
      <style:paragraph-properties fo:margin-top="0.0694in" fo:margin-bottom="0.0694in" fo:line-height="100%"/>
    </style:style>
    <style:style style:name="T75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76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77" style:parent-style-name="Normale" style:list-style-name="LFO4" style:family="paragraph">
      <style:paragraph-properties fo:margin-top="0.0694in" fo:margin-bottom="0.0694in" fo:line-height="100%"/>
    </style:style>
    <style:style style:name="T78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79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80" style:parent-style-name="Normale" style:list-style-name="LFO4" style:family="paragraph">
      <style:paragraph-properties fo:margin-top="0.0694in" fo:margin-bottom="0.0694in" fo:line-height="100%"/>
    </style:style>
    <style:style style:name="T81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82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83" style:parent-style-name="Normale" style:family="paragraph">
      <style:paragraph-properties fo:margin-top="0.0694in" fo:margin-bottom="0.0694in" fo:line-height="100%"/>
    </style:style>
    <style:style style:name="T84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P85" style:parent-style-name="Normale" style:list-style-name="LFO5" style:family="paragraph">
      <style:paragraph-properties fo:margin-top="0.0694in" fo:margin-bottom="0.0694in" fo:line-height="100%"/>
    </style:style>
    <style:style style:name="T86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87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88" style:parent-style-name="Normale" style:list-style-name="LFO5" style:family="paragraph">
      <style:paragraph-properties fo:margin-top="0.0694in" fo:margin-bottom="0.0694in" fo:line-height="100%"/>
    </style:style>
    <style:style style:name="T89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90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91" style:parent-style-name="Normale" style:list-style-name="LFO5" style:family="paragraph">
      <style:paragraph-properties fo:margin-top="0.0694in" fo:margin-bottom="0.0694in" fo:line-height="100%"/>
    </style:style>
    <style:style style:name="T92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93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94" style:parent-style-name="Normale" style:list-style-name="LFO5" style:family="paragraph">
      <style:paragraph-properties fo:margin-top="0.0694in" fo:margin-bottom="0.0694in" fo:line-height="100%"/>
    </style:style>
    <style:style style:name="T95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96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97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98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99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100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01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102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103" style:parent-style-name="Car.predefinitoparagrafo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it" style:country-asian="IT"/>
    </style:style>
    <style:style style:name="T104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105" style:parent-style-name="Normale" style:list-style-name="LFO5" style:family="paragraph">
      <style:paragraph-properties fo:margin-top="0.0694in" fo:margin-bottom="0.0694in" fo:line-height="100%"/>
    </style:style>
    <style:style style:name="T106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107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</office:automatic-styles>
  <office:body>
    <office:text text:use-soft-page-breaks="true">
      <text:h text:style-name="P1" text:outline-level="3">Grafi</text:h>
      <text:p text:style-name="P2"><text:span text:style-name="T3">Un grafo è una struttura dati composta da un insieme di<text:s/></text:span><text:span text:style-name="T4">vertici (V)</text:span><text:span text:style-name="T5"><text:s/>e un insieme di<text:s/></text:span><text:span text:style-name="T6">archi (E)</text:span><text:span text:style-name="T7"><text:s/>che collegano coppie di vertici. Un grafo può essere<text:s/></text:span><text:span text:style-name="T8">pesato</text:span><text:span text:style-name="T9">, con un peso associato a ciascun arco, oppure<text:s/></text:span><text:span text:style-name="T10">non pesato</text:span><text:span text:style-name="T11">. Un grafo non pesato può essere considerato come un caso particolare di grafo pesato in cui tutti gli archi hanno peso unitario.</text:span></text:p>
      <text:p text:style-name="P12"><text:span text:style-name="T13">Rappresentazione dei Grafi:</text:span></text:p>
      <text:list text:style-name="LFO1" text:continue-numbering="true">
        <text:list-item>
          <text:p text:style-name="P14"><text:span text:style-name="T15">Matrice di adiacenza:</text:span><text:span text:style-name="T16"><text:s/>Una matrice di dimensioni<text:s/></text:span><text:span text:style-name="T17">n x n</text:span><text:span text:style-name="T18">, dove<text:s/></text:span><text:span text:style-name="T19">n</text:span><text:span text:style-name="T20"><text:s/>è il numero di vertici, in cui l'elemento<text:s/></text:span><text:span text:style-name="T21">A[i][j]</text:span><text:span text:style-name="T22"><text:s/>è uguale a 1 se esiste un arco tra il vertice<text:s/></text:span><text:span text:style-name="T23">i</text:span><text:span text:style-name="T24"><text:s/>e il vertice<text:s/></text:span><text:span text:style-name="T25">j</text:span><text:span text:style-name="T26">, altrimenti è uguale a 0. Questa rappresentazione richiede uno spazio di memoria Θ(</text:span><text:span text:style-name="T27">n</text:span><text:span text:style-name="T28">2).</text:span></text:p>
        </text:list-item>
        <text:list-item>
          <text:p text:style-name="P29"><text:span text:style-name="T30">Liste di adiacenza:</text:span><text:span text:style-name="T31"><text:s/>Per ogni vertice, si mantiene una lista dei vertici adiacenti. Questa rappresentazione richiede uno spazio di memoria Θ(</text:span><text:span text:style-name="T32">n + m</text:span><text:span text:style-name="T33">), dove<text:s/></text:span><text:span text:style-name="T34">m</text:span><text:span text:style-name="T35"><text:s/>è il numero di archi.</text:span></text:p>
        </text:list-item>
      </text:list>
      <text:p text:style-name="P36"><text:span text:style-name="T37">Tipi di Grafi:</text:span></text:p>
      <text:list text:style-name="LFO2" text:continue-numbering="true">
        <text:list-item>
          <text:p text:style-name="P38"><text:span text:style-name="T39">Grafo orientato:</text:span><text:span text:style-name="T40"><text:s/>Gli archi hanno una direzione, quindi l'arco (</text:span><text:span text:style-name="T41">i</text:span><text:span text:style-name="T42">,<text:s/></text:span><text:span text:style-name="T43">j</text:span><text:span text:style-name="T44">) è diverso dall'arco (</text:span><text:span text:style-name="T45">j</text:span><text:span text:style-name="T46">,<text:s/></text:span><text:span text:style-name="T47">i</text:span><text:span text:style-name="T48">).</text:span></text:p>
        </text:list-item>
        <text:list-item>
          <text:p text:style-name="P49"><text:span text:style-name="T50">Grafo non orientato:</text:span><text:span text:style-name="T51"><text:s/>Gli archi non hanno una direzione.</text:span></text:p>
        </text:list-item>
        <text:list-item>
          <text:p text:style-name="P52"><text:span text:style-name="T53">Grafo aciclico orientato (DAG):</text:span><text:span text:style-name="T54"><text:s/>Un grafo orientato che non contiene cicli.</text:span></text:p>
        </text:list-item>
      </text:list>
      <text:p text:style-name="P55"><text:span text:style-name="T56">Visita di un Grafo:</text:span></text:p>
      <text:list text:style-name="LFO3" text:continue-numbering="true">
        <text:list-item>
          <text:p text:style-name="P57"><text:span text:style-name="T58">Visita in ampiezza (BFS):</text:span><text:span text:style-name="T59"><text:s/>Esplora i vertici in ordine crescente di distanza da un vertice di partenza.</text:span></text:p>
        </text:list-item>
        <text:list-item>
          <text:p text:style-name="P60"><text:span text:style-name="T61">Visita in profondità (DFS):</text:span><text:span text:style-name="T62"><text:s/>Esplora il grafo in profondità, visitando prima i vertici più lontani dal vertice di partenza.</text:span></text:p>
        </text:list-item>
      </text:list>
      <text:p text:style-name="P63"><text:span text:style-name="T64">Algoritmi su Grafi:</text:span></text:p>
      <text:list text:style-name="LFO4" text:continue-numbering="true">
        <text:list-item>
          <text:p text:style-name="P65"><text:span text:style-name="T66">Cammini minimi:</text:span><text:span text:style-name="T67"><text:s/>Trovare il cammino di peso minimo tra due vertici.<text:s/></text:span></text:p>
          <text:list text:continue-numbering="true">
            <text:list-item>
              <text:p text:style-name="P68"><text:span text:style-name="T69">Algoritmo di Dijkstra:</text:span><text:span text:style-name="T70"><text:s/>Per grafi con pesi positivi.</text:span></text:p>
            </text:list-item>
            <text:list-item>
              <text:p text:style-name="P71"><text:span text:style-name="T72">Algoritmo di Bellman-Ford:</text:span><text:span text:style-name="T73"><text:s/>Per grafi con pesi qualsiasi.</text:span></text:p>
            </text:list-item>
          </text:list>
        </text:list-item>
        <text:list-item>
          <text:p text:style-name="P74"><text:span text:style-name="T75">Minimo albero ricoprente:</text:span><text:span text:style-name="T76"><text:s/>Trovare un sottoinsieme di archi che collega tutti i vertici con il peso totale minimo.<text:s/></text:span></text:p>
          <text:list text:continue-numbering="true">
            <text:list-item>
              <text:p text:style-name="P77"><text:span text:style-name="T78">Algoritmo di Kruskal:</text:span><text:span text:style-name="T79"><text:s/>Considera gli archi in ordine crescente di peso.</text:span></text:p>
            </text:list-item>
            <text:list-item>
              <text:p text:style-name="P80"><text:span text:style-name="T81">Algoritmo di Jarník-Prim:</text:span><text:span text:style-name="T82"><text:s/>Fa crescere un albero ricoprente a partire da un vertice iniziale.</text:span></text:p>
            </text:list-item>
          </text:list>
        </text:list-item>
      </text:list>
      <text:p text:style-name="P83"><text:span text:style-name="T84">Concetti Importanti:</text:span></text:p>
      <text:list text:style-name="LFO5" text:continue-numbering="true">
        <text:list-item>
          <text:p text:style-name="P85"><text:span text:style-name="T86">Cammino:</text:span><text:span text:style-name="T87"><text:s/>Una sequenza di vertici connessi da archi.</text:span></text:p>
        </text:list-item>
        <text:list-item>
          <text:p text:style-name="P88"><text:span text:style-name="T89">Ciclo:</text:span><text:span text:style-name="T90"><text:s/>Un cammino che inizia e termina nello stesso vertice.</text:span></text:p>
        </text:list-item>
        <text:list-item>
          <text:p text:style-name="P91"><text:span text:style-name="T92">Componente connessa:</text:span><text:span text:style-name="T93"><text:s/>Un sottografo in cui esiste un cammino tra ogni coppia di vertici.</text:span></text:p>
        </text:list-item>
        <text:list-item>
          <text:p text:style-name="P94"><text:span text:style-name="T95">Ordinamento topologico:</text:span><text:span text:style-name="T96"><text:s/>Un ordinamento dei vertici di un DAG tale che per ogni arco (</text:span><text:span text:style-name="T97">u</text:span><text:span text:style-name="T98">,<text:s/></text:span><text:span text:style-name="T99">v</text:span><text:span text:style-name="T100">),<text:s/></text:span><text:span text:style-name="T101">u</text:span><text:span text:style-name="T102"><text:s/>precede<text:s/></text:span><text:span text:style-name="T103">v</text:span><text:span text:style-name="T104"><text:s/>nell'ordinamento.</text:span></text:p>
        </text:list-item>
        <text:list-item>
          <text:p text:style-name="P105"><text:span text:style-name="T106">Taglio:</text:span><text:span text:style-name="T107"><text:s/>Un insieme di archi la cui rimozione disconnette il grafo.</text:span></text:p>
        </text:list-item>
      </text:list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olo2Carattere" style:display-name="Titolo 2 Carattere" style:family="text" style:parent-style-name="Car.predefinitopara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-asian="Times New Roman" style:font-name-complex="Times New Roman" fo:color="#0F4761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0F4761"/>
    </style:style>
    <style:style style:name="Titolo5Carattere" style:display-name="Titolo 5 Carattere" style:family="text" style:parent-style-name="Car.predefinitoparagrafo">
      <style:text-properties style:font-name-asian="Times New Roman" style:font-name-complex="Times New Roman" fo:color="#0F4761"/>
    </style:style>
    <style:style style:name="Titolo6Carattere" style:display-name="Titolo 6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595959"/>
    </style:style>
    <style:style style:name="Titolo7Carattere" style:display-name="Titolo 7 Carattere" style:family="text" style:parent-style-name="Car.predefinitoparagrafo">
      <style:text-properties style:font-name-asian="Times New Roman" style:font-name-complex="Times New Roman" fo:color="#595959"/>
    </style:style>
    <style:style style:name="Titolo8Carattere" style:display-name="Titolo 8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72727"/>
    </style:style>
    <style:style style:name="Titolo9Carattere" style:display-name="Titolo 9 Carattere" style:family="text" style:parent-style-name="Car.predefinitoparagrafo">
      <style:text-properties style:font-name-asian="Times New Roman" style:font-name-complex="Times New Roman" fo:color="#272727"/>
    </style:style>
    <style:style style:name="Titolo" style:display-name="Titolo" style:family="paragraph" style:parent-style-name="Normale" style:next-style-name="Normale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ttotitolo" style:display-name="Sottotitolo" style:family="paragraph" style:parent-style-name="Normale" style:next-style-name="Normale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zione" style:display-name="Citazione" style:family="paragraph" style:parent-style-name="Normale" style:next-style-name="Normale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404040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0F4761"/>
    </style:style>
    <style:style style:name="Citazioneintensa" style:display-name="Citazione intensa" style:family="paragraph" style:parent-style-name="Normale" style:next-style-name="Normale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0F4761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0F4761" fo:letter-spacing="0.0034in"/>
    </style:style>
    <style:style style:name="NormaleWeb" style:display-name="Normale (Web)" style:family="paragraph" style:parent-style-name="Normale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 fo:hyphenate="false"/>
    </style:style>
    <style:style style:name="Enfasigrassetto" style:display-name="Enfasi (grassetto)" style:family="text" style:parent-style-name="Car.predefinitoparagrafo">
      <style:text-properties fo:font-weight="bold" style:font-weight-asian="bold" style:font-weight-complex="bold"/>
    </style:style>
    <style:style style:name="Enfasicorsivo" style:display-name="Enfasi (corsivo)" style:family="text" style:parent-style-name="Car.predefinitoparagrafo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OSTAGNO ANDREA</meta:initial-creator>
    <dc:creator>ROSTAGNO ANDREA</dc:creator>
    <meta:creation-date>2024-06-25T09:33:00Z</meta:creation-date>
    <dc:date>2024-06-25T09:33:00Z</dc:date>
    <meta:template xlink:href="Normal" xlink:type="simple"/>
    <meta:editing-cycles>1</meta:editing-cycles>
    <meta:editing-duration>PT0S</meta:editing-duration>
    <meta:document-statistic meta:page-count="1" meta:paragraph-count="4" meta:word-count="327" meta:character-count="2187" meta:row-count="15" meta:non-whitespace-character-count="1864"/>
  </office:meta>
</office:document-meta>
</file>